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2" svg:font-family="FreeSans" style:font-family-generic="swiss"/>
    <style:font-face style:name="Courier" svg:font-family="Courier"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e505" officeooo:paragraph-rsid="001de505" style:font-weight-asian="bold" style:font-weight-complex="bold"/>
    </style:style>
    <style:style style:name="P2" style:family="paragraph" style:parent-style-name="Standard">
      <style:text-properties style:font-name="Courier"/>
    </style:style>
    <style:style style:name="P3" style:family="paragraph" style:parent-style-name="Standard">
      <style:paragraph-properties fo:text-align="justify" style:justify-single-word="false"/>
      <style:text-properties style:font-name="Courier"/>
    </style:style>
    <style:style style:name="P4" style:family="paragraph" style:parent-style-name="Standard">
      <style:paragraph-properties fo:text-align="justify" style:justify-single-word="false"/>
    </style:style>
    <style:style style:name="P5" style:family="paragraph" style:parent-style-name="Standard">
      <style:text-properties officeooo:paragraph-rsid="00202899"/>
    </style:style>
    <style:style style:name="P6" style:family="paragraph" style:parent-style-name="Standard">
      <style:text-properties officeooo:paragraph-rsid="002d4ecf"/>
    </style:style>
    <style:style style:name="P7" style:family="paragraph" style:parent-style-name="Standard">
      <style:text-properties style:text-underline-style="none" fo:font-weight="bold" officeooo:rsid="002e4573" officeooo:paragraph-rsid="00305d64" style:font-weight-asian="bold" style:font-weight-complex="bold"/>
    </style:style>
    <style:style style:name="P8" style:family="paragraph" style:parent-style-name="Standard">
      <style:text-properties style:text-underline-style="none" fo:font-weight="bold" officeooo:rsid="0016d220" officeooo:paragraph-rsid="00305d64" style:font-weight-asian="bold" style:font-weight-complex="bold"/>
    </style:style>
    <style:style style:name="P9" style:family="paragraph" style:parent-style-name="Standard">
      <style:text-properties style:text-underline-style="none" fo:font-weight="normal" officeooo:rsid="00474acb" officeooo:paragraph-rsid="00305d64" style:font-weight-asian="normal" style:font-weight-complex="normal"/>
    </style:style>
    <style:style style:name="P10" style:family="paragraph" style:parent-style-name="Standard">
      <style:text-properties style:text-underline-style="none" fo:font-weight="normal" officeooo:rsid="003de8ce" officeooo:paragraph-rsid="00305d64" style:font-weight-asian="normal" style:font-weight-complex="normal"/>
    </style:style>
    <style:style style:name="P11" style:family="paragraph" style:parent-style-name="Standard">
      <style:text-properties style:text-underline-style="none" fo:font-weight="normal" officeooo:rsid="001b01b0" officeooo:paragraph-rsid="00305d64" style:font-weight-asian="normal" style:font-weight-complex="normal"/>
    </style:style>
    <style:style style:name="P12" style:family="paragraph" style:parent-style-name="Standard">
      <style:text-properties style:text-underline-style="none" fo:font-weight="normal" officeooo:rsid="0016e620" officeooo:paragraph-rsid="00305d64" style:font-weight-asian="normal" style:font-weight-complex="normal"/>
    </style:style>
    <style:style style:name="P13" style:family="paragraph" style:parent-style-name="Standard">
      <style:text-properties style:text-underline-style="none" fo:font-weight="normal" officeooo:rsid="007ba2d4" officeooo:paragraph-rsid="003207d5" style:font-weight-asian="normal" style:font-weight-complex="normal"/>
    </style:style>
    <style:style style:name="P14" style:family="paragraph" style:parent-style-name="Standard">
      <style:text-properties fo:font-weight="bold" officeooo:rsid="001de505" officeooo:paragraph-rsid="00305d64" style:font-weight-asian="bold" style:font-weight-complex="bold"/>
    </style:style>
    <style:style style:name="P15" style:family="paragraph" style:parent-style-name="Standard">
      <style:paragraph-properties fo:text-align="start" style:justify-single-word="false"/>
      <style:text-properties fo:font-weight="bold" officeooo:rsid="001de505" officeooo:paragraph-rsid="003207d5" style:font-weight-asian="bold" style:font-weight-complex="bold"/>
    </style:style>
    <style:style style:name="P16" style:family="paragraph" style:parent-style-name="Standard">
      <style:text-properties fo:font-weight="bold" officeooo:rsid="0031179f" officeooo:paragraph-rsid="003207d5" style:font-weight-asian="bold" style:font-weight-complex="bold"/>
    </style:style>
    <style:style style:name="P17" style:family="paragraph" style:parent-style-name="Standard">
      <style:paragraph-properties fo:text-align="justify" style:justify-single-word="false"/>
      <style:text-properties officeooo:rsid="00336951" officeooo:paragraph-rsid="00305d64"/>
    </style:style>
    <style:style style:name="P18" style:family="paragraph" style:parent-style-name="Standard">
      <style:paragraph-properties fo:text-align="justify" style:justify-single-word="false"/>
      <style:text-properties style:font-name="Courier" fo:font-style="italic" officeooo:rsid="0038f856" officeooo:paragraph-rsid="00305d64" style:font-style-asian="italic" style:font-style-complex="italic"/>
    </style:style>
    <style:style style:name="P19" style:family="paragraph" style:parent-style-name="Standard">
      <style:paragraph-properties fo:text-align="justify" style:justify-single-word="false"/>
      <style:text-properties style:font-name="Courier" fo:font-style="italic" fo:font-weight="normal" officeooo:rsid="00336951" officeooo:paragraph-rsid="00305d64"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font-name="Courier" fo:font-style="italic" style:text-underline-style="none" fo:font-weight="normal" officeooo:rsid="005d1b85" officeooo:paragraph-rsid="00305d64"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Courier" officeooo:rsid="0038f856" officeooo:paragraph-rsid="00305d64"/>
    </style:style>
    <style:style style:name="P22" style:family="paragraph" style:parent-style-name="Standard">
      <style:text-properties style:font-name="Courier" fo:font-size="12pt" fo:font-weight="normal" officeooo:paragraph-rsid="00305d64" style:font-size-asian="12pt" style:font-size-complex="12pt"/>
    </style:style>
    <style:style style:name="P23" style:family="paragraph" style:parent-style-name="Standard">
      <style:text-properties style:font-name="Courier" fo:font-size="12pt" fo:font-style="normal" style:text-underline-style="none" fo:font-weight="normal" officeooo:rsid="0013b864" officeooo:paragraph-rsid="00305d64" style:font-size-asian="12pt" style:font-style-asian="normal" style:font-weight-asian="normal" style:font-size-complex="12pt" style:font-style-complex="normal" style:font-weight-complex="normal"/>
    </style:style>
    <style:style style:name="P24" style:family="paragraph" style:parent-style-name="Standard">
      <style:text-properties style:font-name="Courier" fo:font-size="12pt" fo:font-style="normal" style:text-underline-style="none" fo:font-weight="normal" officeooo:rsid="00128288" officeooo:paragraph-rsid="00305d64" style:font-size-asian="12pt" style:font-style-asian="normal" style:font-weight-asian="normal" style:font-size-complex="12pt" style:font-style-complex="normal" style:font-weight-complex="normal"/>
    </style:style>
    <style:style style:name="P25" style:family="paragraph" style:parent-style-name="Standard">
      <style:text-properties style:font-name="Courier" style:text-underline-style="none" fo:font-weight="normal" officeooo:rsid="001b01b0" officeooo:paragraph-rsid="00305d64" style:font-weight-asian="normal" style:font-weight-complex="normal"/>
    </style:style>
    <style:style style:name="P26" style:family="paragraph" style:parent-style-name="Standard">
      <style:paragraph-properties fo:text-align="justify" style:justify-single-word="false"/>
      <style:text-properties officeooo:rsid="0038f856" officeooo:paragraph-rsid="00305d64"/>
    </style:style>
    <style:style style:name="P27" style:family="paragraph" style:parent-style-name="Standard">
      <style:paragraph-properties fo:text-align="justify" style:justify-single-word="false"/>
      <style:text-properties officeooo:paragraph-rsid="00305d64"/>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3c4d34" officeooo:paragraph-rsid="00305d64" style:font-style-asian="normal" style:font-weight-asian="normal" style:font-style-complex="normal" style:font-weight-complex="normal"/>
    </style:style>
    <style:style style:name="P29" style:family="paragraph" style:parent-style-name="Standard">
      <style:text-properties fo:font-weight="normal" officeooo:rsid="003de8ce" officeooo:paragraph-rsid="00305d64" style:font-weight-asian="normal" style:font-weight-complex="normal"/>
    </style:style>
    <style:style style:name="P30" style:family="paragraph" style:parent-style-name="Standard">
      <style:text-properties fo:font-weight="normal" officeooo:rsid="00453c9f" officeooo:paragraph-rsid="00305d64" style:font-weight-asian="normal" style:font-weight-complex="normal"/>
    </style:style>
    <style:style style:name="P31" style:family="paragraph" style:parent-style-name="Standard">
      <style:paragraph-properties fo:text-align="justify" style:justify-single-word="false"/>
      <style:text-properties officeooo:rsid="0066240f" officeooo:paragraph-rsid="00305d64"/>
    </style:style>
    <style:style style:name="P32" style:family="paragraph" style:parent-style-name="Standard">
      <style:paragraph-properties fo:text-align="justify" style:justify-single-word="false"/>
      <style:text-properties officeooo:rsid="000938e6" officeooo:paragraph-rsid="00305d64"/>
    </style:style>
    <style:style style:name="P33" style:family="paragraph" style:parent-style-name="Standard">
      <style:paragraph-properties fo:text-align="justify" style:justify-single-word="false"/>
      <style:text-properties officeooo:rsid="007ba2d4" officeooo:paragraph-rsid="00305d64"/>
    </style:style>
    <style:style style:name="P34" style:family="paragraph" style:parent-style-name="Standard">
      <style:text-properties style:font-name="Liberation Serif" fo:font-size="12pt" fo:font-style="normal" style:text-underline-style="none" fo:font-weight="normal" officeooo:rsid="001b01b0" officeooo:paragraph-rsid="00305d64"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1d1157" officeooo:paragraph-rsid="00305d64"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128288" officeooo:paragraph-rsid="00305d64" style:font-size-asian="12pt" style:font-style-asian="normal" style:font-weight-asian="normal" style:font-size-complex="12pt" style:font-style-complex="normal" style:font-weight-complex="normal"/>
    </style:style>
    <style:style style:name="P37" style:family="paragraph" style:parent-style-name="Standard">
      <style:text-properties officeooo:rsid="00782d48" officeooo:paragraph-rsid="003207d5"/>
    </style:style>
    <style:style style:name="P38" style:family="paragraph" style:parent-style-name="Standard">
      <style:text-properties officeooo:paragraph-rsid="003207d5"/>
    </style:style>
    <style:style style:name="T1" style:family="text">
      <style:text-properties officeooo:rsid="001de770"/>
    </style:style>
    <style:style style:name="T2" style:family="text">
      <style:text-properties style:text-underline-style="none"/>
    </style:style>
    <style:style style:name="T3" style:family="text">
      <style:text-properties style:text-underline-style="none" officeooo:rsid="001de770"/>
    </style:style>
    <style:style style:name="T4" style:family="text">
      <style:text-properties style:text-underline-style="none" officeooo:rsid="001e2b91"/>
    </style:style>
    <style:style style:name="T5" style:family="text">
      <style:text-properties style:text-underline-style="none" officeooo:rsid="00305d64"/>
    </style:style>
    <style:style style:name="T6" style:family="text">
      <style:text-properties style:text-underline-style="none" officeooo:rsid="002ccc61"/>
    </style:style>
    <style:style style:name="T7" style:family="text">
      <style:text-properties style:text-underline-style="none" officeooo:rsid="002d04af"/>
    </style:style>
    <style:style style:name="T8" style:family="text">
      <style:text-properties style:text-underline-style="none" officeooo:rsid="002e4573"/>
    </style:style>
    <style:style style:name="T9" style:family="text">
      <style:text-properties style:text-underline-style="none" officeooo:rsid="003b9bd8"/>
    </style:style>
    <style:style style:name="T10" style:family="text">
      <style:text-properties style:text-underline-style="none" officeooo:rsid="0038f856"/>
    </style:style>
    <style:style style:name="T11" style:family="text">
      <style:text-properties style:text-underline-style="none" officeooo:rsid="003c4d34"/>
    </style:style>
    <style:style style:name="T12" style:family="text">
      <style:text-properties style:text-underline-style="none" officeooo:rsid="004b9d11"/>
    </style:style>
    <style:style style:name="T13" style:family="text">
      <style:text-properties style:text-underline-style="none" officeooo:rsid="004da297"/>
    </style:style>
    <style:style style:name="T14" style:family="text">
      <style:text-properties style:text-underline-style="none" officeooo:rsid="0052855e"/>
    </style:style>
    <style:style style:name="T15" style:family="text">
      <style:text-properties style:text-underline-style="none" officeooo:rsid="0052e84f"/>
    </style:style>
    <style:style style:name="T16" style:family="text">
      <style:text-properties style:text-underline-style="none" officeooo:rsid="00474acb"/>
    </style:style>
    <style:style style:name="T17" style:family="text">
      <style:text-properties style:text-underline-style="none" officeooo:rsid="0048584c"/>
    </style:style>
    <style:style style:name="T18" style:family="text">
      <style:text-properties style:text-underline-style="none" officeooo:rsid="00499dd4"/>
    </style:style>
    <style:style style:name="T19" style:family="text">
      <style:text-properties style:text-underline-style="none" officeooo:rsid="0060e862" style:font-weight-asian="normal" style:font-weight-complex="normal"/>
    </style:style>
    <style:style style:name="T20" style:family="text">
      <style:text-properties style:text-underline-style="none" officeooo:rsid="0059abac"/>
    </style:style>
    <style:style style:name="T21" style:family="text">
      <style:text-properties style:text-underline-style="none" officeooo:rsid="002dcbb2"/>
    </style:style>
    <style:style style:name="T22" style:family="text">
      <style:text-properties style:text-underline-style="none" officeooo:rsid="005d1b85"/>
    </style:style>
    <style:style style:name="T23" style:family="text">
      <style:text-properties style:text-underline-style="none" officeooo:rsid="006d4d36"/>
    </style:style>
    <style:style style:name="T24" style:family="text">
      <style:text-properties style:text-underline-style="none" officeooo:rsid="002e0c06"/>
    </style:style>
    <style:style style:name="T25" style:family="text">
      <style:text-properties style:text-underline-style="none" officeooo:rsid="00088e9a"/>
    </style:style>
    <style:style style:name="T26" style:family="text">
      <style:text-properties style:text-underline-style="none" officeooo:rsid="003167a1"/>
    </style:style>
    <style:style style:name="T27" style:family="text">
      <style:text-properties style:text-underline-style="none" officeooo:rsid="005905a4"/>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2e4573" style:font-weight-asian="normal" style:font-weight-complex="normal"/>
    </style:style>
    <style:style style:name="T30" style:family="text">
      <style:text-properties style:text-underline-style="none" fo:font-weight="normal" officeooo:rsid="00782d48" style:font-weight-asian="normal" style:font-weight-complex="normal"/>
    </style:style>
    <style:style style:name="T31" style:family="text">
      <style:text-properties style:text-underline-style="none" fo:font-weight="normal" officeooo:rsid="007a0e73" style:font-weight-asian="normal" style:font-weight-complex="normal"/>
    </style:style>
    <style:style style:name="T32" style:family="text">
      <style:text-properties style:text-underline-style="none" fo:font-weight="normal" officeooo:rsid="002c9d85" style:font-weight-asian="normal" style:font-weight-complex="normal"/>
    </style:style>
    <style:style style:name="T33" style:family="text">
      <style:text-properties style:text-underline-style="none" fo:font-weight="normal" officeooo:rsid="007ba2d4" style:font-weight-asian="normal" style:font-weight-complex="normal"/>
    </style:style>
    <style:style style:name="T34" style:family="text">
      <style:text-properties style:text-underline-style="none" fo:font-weight="normal" officeooo:rsid="002f4742" style:font-weight-asian="normal" style:font-weight-complex="normal"/>
    </style:style>
    <style:style style:name="T35" style:family="text">
      <style:text-properties style:text-underline-style="none" fo:font-weight="normal" officeooo:rsid="0031a204" style:font-weight-asian="normal" style:font-weight-complex="normal"/>
    </style:style>
    <style:style style:name="T36" style:family="text">
      <style:text-properties style:text-underline-style="none" fo:font-weight="normal" officeooo:rsid="0033e464" style:font-weight-asian="normal" style:font-weight-complex="normal"/>
    </style:style>
    <style:style style:name="T37" style:family="text">
      <style:text-properties style:text-underline-style="none" officeooo:rsid="002f4742"/>
    </style:style>
    <style:style style:name="T38" style:family="text">
      <style:text-properties style:text-underline-style="none" officeooo:rsid="003207d5"/>
    </style:style>
    <style:style style:name="T39" style:family="text">
      <style:text-properties style:text-underline-style="none" officeooo:rsid="00345d8b"/>
    </style:style>
    <style:style style:name="T40" style:family="text">
      <style:text-properties officeooo:rsid="0023c3b8"/>
    </style:style>
    <style:style style:name="T41" style:family="text">
      <style:text-properties officeooo:rsid="0025650f"/>
    </style:style>
    <style:style style:name="T42" style:family="text">
      <style:text-properties style:font-name="Courier"/>
    </style:style>
    <style:style style:name="T43" style:family="text">
      <style:text-properties style:font-name="Courier" officeooo:rsid="0025650f"/>
    </style:style>
    <style:style style:name="T44" style:family="text">
      <style:text-properties style:font-name="Courier" officeooo:rsid="001de770"/>
    </style:style>
    <style:style style:name="T45" style:family="text">
      <style:text-properties style:font-name="Courier" style:text-underline-style="none" officeooo:rsid="0048584c"/>
    </style:style>
    <style:style style:name="T46" style:family="text">
      <style:text-properties style:font-name="Courier" style:text-underline-style="none" fo:font-weight="normal" officeooo:rsid="007ba2d4" style:font-weight-asian="normal" style:font-weight-complex="normal"/>
    </style:style>
    <style:style style:name="T47" style:family="text">
      <style:text-properties style:font-name="Courier" officeooo:rsid="001b01b0"/>
    </style:style>
    <style:style style:name="T48" style:family="text">
      <style:text-properties style:font-name="Courier" officeooo:rsid="001d1157"/>
    </style:style>
    <style:style style:name="T49" style:family="text">
      <style:text-properties officeooo:rsid="00287774"/>
    </style:style>
    <style:style style:name="T50" style:family="text">
      <style:text-properties style:font-name="Liberation Sans1" fo:font-weight="normal" style:font-weight-asian="normal"/>
    </style:style>
    <style:style style:name="T51" style:family="text">
      <style:text-properties style:font-name="Liberation Sans1" fo:font-weight="normal" officeooo:rsid="001de505" style:font-weight-asian="normal"/>
    </style:style>
    <style:style style:name="T52" style:family="text">
      <style:text-properties officeooo:rsid="001de505"/>
    </style:style>
    <style:style style:name="T53" style:family="text">
      <style:text-properties officeooo:rsid="002eed63"/>
    </style:style>
    <style:style style:name="T54" style:family="text">
      <style:text-properties officeooo:rsid="00364a1c"/>
    </style:style>
    <style:style style:name="T55" style:family="text">
      <style:text-properties officeooo:rsid="0038f856"/>
    </style:style>
    <style:style style:name="T56" style:family="text">
      <style:text-properties officeooo:rsid="00460def"/>
    </style:style>
    <style:style style:name="T57" style:family="text">
      <style:text-properties officeooo:rsid="00453c9f"/>
    </style:style>
    <style:style style:name="T58" style:family="text">
      <style:text-properties officeooo:rsid="00474acb"/>
    </style:style>
    <style:style style:name="T59" style:family="text">
      <style:text-properties officeooo:rsid="003a8e28"/>
    </style:style>
    <style:style style:name="T60" style:family="text">
      <style:text-properties officeooo:rsid="00477ed5"/>
    </style:style>
    <style:style style:name="T61" style:family="text">
      <style:text-properties officeooo:rsid="0047bd0e"/>
    </style:style>
    <style:style style:name="T62" style:family="text">
      <style:text-properties fo:font-variant="normal" fo:text-transform="none" fo:color="#333333" fo:letter-spacing="normal" fo:font-style="normal" style:text-underline-style="none"/>
    </style:style>
    <style:style style:name="T63" style:family="text">
      <style:text-properties fo:font-variant="normal" fo:text-transform="none" fo:color="#333333" fo:letter-spacing="normal" fo:font-style="normal" style:text-underline-style="none" officeooo:rsid="0060e862"/>
    </style:style>
    <style:style style:name="T64" style:family="text">
      <style:text-properties style:font-name="Liberation Serif" fo:font-size="12pt" fo:font-style="normal" style:text-underline-style="none" fo:font-weight="normal" officeooo:rsid="00499dd4"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60429e"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style:text-underline-style="none" fo:font-weight="normal" officeooo:rsid="006d7eda"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style:text-underline-style="none" fo:font-weight="normal" officeooo:rsid="0048584c" style:font-size-asian="12pt" style:font-style-asian="normal" style:font-weight-asian="normal" style:font-size-complex="12pt" style:font-style-complex="normal" style:font-weight-complex="normal"/>
    </style:style>
    <style:style style:name="T68" style:family="text">
      <style:text-properties officeooo:rsid="00608189"/>
    </style:style>
    <style:style style:name="T69" style:family="text">
      <style:text-properties officeooo:rsid="006ffb56"/>
    </style:style>
    <style:style style:name="T70" style:family="text">
      <style:text-properties officeooo:rsid="000938e6"/>
    </style:style>
    <style:style style:name="T71" style:family="text">
      <style:text-properties officeooo:rsid="006e8d01"/>
    </style:style>
    <style:style style:name="T72" style:family="text">
      <style:text-properties officeooo:rsid="00705f13"/>
    </style:style>
    <style:style style:name="T73" style:family="text">
      <style:text-properties officeooo:rsid="0073ab33"/>
    </style:style>
    <style:style style:name="T74" style:family="text">
      <style:text-properties officeooo:rsid="001b6939"/>
    </style:style>
    <style:style style:name="T75" style:family="text">
      <style:text-properties officeooo:rsid="001b7b2b"/>
    </style:style>
    <style:style style:name="T76" style:family="text">
      <style:text-properties officeooo:rsid="001e4aa0"/>
    </style:style>
    <style:style style:name="T77" style:family="text">
      <style:text-properties officeooo:rsid="001b01b0"/>
    </style:style>
    <style:style style:name="T78" style:family="text">
      <style:text-properties officeooo:rsid="001d1157"/>
    </style:style>
    <style:style style:name="T79" style:family="text">
      <style:text-properties officeooo:rsid="002c9d85"/>
    </style:style>
    <style:style style:name="T80" style:family="text">
      <style:text-properties officeooo:rsid="0031a204"/>
    </style:style>
    <style:style style:name="T81" style:family="text">
      <style:text-properties officeooo:rsid="00355347"/>
    </style:style>
    <style:style style:name="T82" style:family="text">
      <style:text-properties fo:color="#c9211e" style:text-underline-style="none" officeooo:rsid="003167a1"/>
    </style:style>
    <style:style style:name="T83" style:family="text">
      <style:text-properties fo:color="#c9211e" style:text-underline-style="none" officeooo:rsid="00345d8b"/>
    </style:style>
    <style:style style:name="T84" style:family="text">
      <style:text-properties fo:color="#c9211e" style:text-underline-style="none" officeooo:rsid="0035ca80"/>
    </style:style>
    <style:style style:name="T85" style:family="text">
      <style:text-properties fo:color="#c9211e" officeooo:rsid="00453c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text:span text:style-name="T2">S Assignment </text:span><text:span text:style-name="T5">2</text:span><text:span text:style-name="T3">A</text:span><text:span text:style-name="T2">: </text:span><text:span text:style-name="T3">S</text:span><text:span text:style-name="T2">hell: </text:span><text:span text:style-name="T3">add support for basic command </text:span><text:span text:style-name="T4">id</text:span></text:p>
      <text:p text:style-name="P4"/>
      <text:p text:style-name="P4">We have provided the skeleton code for the shell along with the Makefile. Various helper functions are included for parsing the command from the user. In order to run the shell:</text:p>
      <text:p text:style-name="P3"/>
      <text:p text:style-name="P3">make</text:p>
      <text:p text:style-name="P3">./shell</text:p>
      <text:p text:style-name="P3"/>
      <text:p text:style-name="P4">In order to terminate the shell after it starts, either type quit or press CTRL-D.</text:p>
      <text:p text:style-name="P4"/>
      <text:p text:style-name="P4">The provided shell code follows the same dispatch pattern used in operating systems (https://0xax.gitbooks.io/linux-insides/SysCall/linux-syscall-2.html). In the OS, the system calls are implemented as software interrupts. Whenever a system call is invoked, an exception is generated and the appropriate handler from the system call table is invoked. Here we look up commands entered by the user in a cmd table and transfer control to the appropriate command handler. So far, the only commands supported are <text:span text:style-name="T42">?</text:span> for help menu, and <text:span text:style-name="T43">exit</text:span> to quit <text:span text:style-name="T41">the </text:span>shell.</text:p>
      <text:p text:style-name="Standard"/>
      <text:p text:style-name="Standard"><text:span text:style-name="T40">(i) </text:span>Add a new built-in command 'id' which can be used to display the user-id, the primary group-id and the groups the user is part of. Type id in the bash shell to see the output.</text:p>
      <text:p text:style-name="Standard">e.g. On my machine</text:p>
      <text:p text:style-name="P2">$ id</text:p>
      <text:p text:style-name="P2">uid=1000(sriramk) gid=1000(sriramk) groups=1000(sriramk),4(adm),24(cdrom),27(sudo),30(dip),46(plugdev),113(lpadmin),128(sambashare),132(wireshark)</text:p>
      <text:p text:style-name="P2"/>
      <text:p text:style-name="P14"><text:span text:style-name="T5">2</text:span><text:span text:style-name="T6">B</text:span><text:span text:style-name="T2">: </text:span><text:span text:style-name="T3">add support </text:span><text:span text:style-name="T6">to execute commands</text:span></text:p>
      <text:p text:style-name="P17"><text:span text:style-name="T54">A</text:span>ssume that the full path <text:span text:style-name="T55">to the executable is provided as an input. For example: suppose a C program is compiled into an executable “prog” in directory /home/user, then we want to run that program in the shell as follows:</text:span></text:p>
      <text:p text:style-name="P18">$/home/user/src/prog</text:p>
      <text:p text:style-name="P17"/>
      <text:p text:style-name="P26">For this assignment, you need to use the system call<text:span text:style-name="T56">s</text:span>, fork and exec <text:span text:style-name="T57">(</text:span><text:span text:style-name="T85">execv</text:span><text:span text:style-name="T57">)</text:span>. The shell <text:span text:style-name="T58">will</text:span> follow the pattern <text:span text:style-name="T59">shown below</text:span>: </text:p>
      <text:p text:style-name="P26"/>
      <text:p text:style-name="P26"><text:s text:c="6"/><text:tab/> <text:s text:c="2"/><text:span text:style-name="T42">pid = fork();</text:span></text:p>
      <text:p text:style-name="P21"><text:s text:c="6"/>if (pid == 0) {</text:p>
      <text:p text:style-name="P21"><text:tab/><text:tab/>// <text:span text:style-name="T60">child process</text:span></text:p>
      <text:p text:style-name="P21"><text:s text:c="8"/>exec(cmd, args);</text:p>
      <text:p text:style-name="P21"><text:s text:c="6"/>} else {</text:p>
      <text:p text:style-name="P21"><text:tab/><text:tab/>// <text:span text:style-name="T61">the parent waits for the child </text:span></text:p>
      <text:p text:style-name="P21"><text:s text:c="8"/>wait(pid);</text:p>
      <text:p text:style-name="P21"><text:s text:c="6"/>}</text:p>
      <text:p text:style-name="P17"/>
      <text:p text:style-name="P27"/>
      <text:p text:style-name="P27"/>
      <text:p text:style-name="P14"><text:span text:style-name="T5">2</text:span><text:span text:style-name="T7">C</text:span><text:span text:style-name="T2">: </text:span><text:span text:style-name="T3">add support </text:span><text:span text:style-name="T8">for </text:span><text:span text:style-name="T9">output</text:span><text:span text:style-name="T8"> redirection</text:span></text:p>
      <text:p text:style-name="P19"><text:span text:style-name="T10">$/home/sriramk/src/prog </text:span><text:span text:style-name="T11">&gt; out.txt</text:span></text:p>
      <text:p text:style-name="P28"/>
      <text:p text:style-name="P29"><text:soft-page-break/><text:span text:style-name="T12">The syntax for output redirection is [process] &gt; [file]. </text:span><text:span text:style-name="T13">When you run a program, the output is usually printed on the console (STDOUT stream). But, if you use the redirection operator, </text:span><text:span text:style-name="T14">the </text:span><text:span text:style-name="T15">output is</text:span><text:span text:style-name="T2"> redirected to out.txt </text:span><text:span text:style-name="T15">i</text:span><text:span text:style-name="T13">nstead </text:span><text:span text:style-name="T15">of the console.</text:span></text:p>
      <text:p text:style-name="P9"/>
      <text:p text:style-name="P30"><text:span text:style-name="T16">T</text:span><text:span text:style-name="T2">he shell </text:span><text:span text:style-name="T17">can achieve this using the </text:span><text:span text:style-name="T45">dup2</text:span><text:span text:style-name="T17"> system call. </text:span><text:span text:style-name="T18">The STDOUT stream of the child needs to be replaced with the file descriptor corresponding to out.txt.</text:span></text:p>
      <text:p text:style-name="P10"/>
      <text:p text:style-name="P22"><text:span text:style-name="T19">dup2(fdout, </text:span><text:span text:style-name="T62">STDOUT_FILENO</text:span><text:span text:style-name="T63">);</text:span></text:p>
      <text:p text:style-name="P7"/>
      <text:p text:style-name="P14"><text:span text:style-name="T5">2</text:span><text:span text:style-name="T20">D</text:span><text:span text:style-name="T8">: </text:span><text:span text:style-name="T3">add support </text:span><text:span text:style-name="T8">for pipes </text:span><text:span text:style-name="T26">(</text:span><text:span text:style-name="T82">optional, at least read the material in the link</text:span><text:span text:style-name="T26">)</text:span></text:p>
      <text:p text:style-name="P19"><text:span text:style-name="T10">$</text:span><text:span text:style-name="T21">cmd1</text:span><text:span text:style-name="T10"> </text:span><text:span text:style-name="T21">args1 </text:span><text:span text:style-name="T22">|</text:span><text:span text:style-name="T11"> </text:span><text:span text:style-name="T21">cmd2</text:span><text:span text:style-name="T22"> </text:span><text:span text:style-name="T21">args2</text:span><text:span text:style-name="T22"> </text:span><text:span text:style-name="T23">| …</text:span></text:p>
      <text:p text:style-name="P19"><text:span text:style-name="T24">e.g. </text:span><text:span text:style-name="T10">$/home/sriramk/src/prog </text:span><text:span text:style-name="T22">|</text:span><text:span text:style-name="T11"> /</text:span><text:span text:style-name="T22">bin/grep pattern </text:span><text:span text:style-name="T23">| …</text:span></text:p>
      <text:p text:style-name="P20"/>
      <text:p text:style-name="P27"><text:span text:style-name="T64">A pipe is a temporary kernel buffer connecting a process producing data with a process consuming the data. </text:span><text:span text:style-name="T65">It </text:span><text:span text:style-name="T66">is used</text:span><text:span text:style-name="T64"> chain commands such that the output of one is passed as an input to the second, and so on.</text:span><text:span text:style-name="T67"> </text:span><text:span text:style-name="T65">Please refer to this </text:span><text:a xlink:type="simple" xlink:href="https://brandonwamboldt.ca/how-linux-pipes-work-under-the-hood-1518/" text:style-name="Internet_20_link" text:visited-style-name="Visited_20_Internet_20_Link">https://brandonwamboldt.ca/how-linux-pipes-work-under-the-hood-1518/</text:a> <text:span text:style-name="T68">for more details. </text:span></text:p>
      <text:p text:style-name="P27"/>
      <text:p text:style-name="P31"><text:span text:style-name="T69">Use </text:span>a linked list/<text:span text:style-name="T70">array</text:span> to store the different <text:span text:style-name="T71">input </text:span>pro<text:span text:style-name="T70">cesses</text:span>, <text:span text:style-name="T72">and the pipes and</text:span> <text:span text:style-name="T73">use dup2 system call to</text:span> <text:span text:style-name="T73">replace the STDIN with the read end of the pipe and STDOUT</text:span> <text:span text:style-name="T73">with the </text:span>write end of the pipe. </text:p>
      <text:p text:style-name="P31"/>
      <text:p text:style-name="P32">Pipes and redirection operator can be used together as illustrated by the command below. So you need to parse each token and store it. Assume that wrong inputs will not be provided by the user.</text:p>
      <text:p text:style-name="P31"/>
      <text:p text:style-name="P19"><text:span text:style-name="T10">$/home/sriramk/src/prog </text:span><text:span text:style-name="T22">|</text:span><text:span text:style-name="T11"> /</text:span><text:span text:style-name="T22">bin/grep pattern </text:span><text:span text:style-name="T23">| … </text:span><text:span text:style-name="T25">&gt; out.txt</text:span></text:p>
      <text:p text:style-name="P33"/>
      <text:p text:style-name="P34">We first parse the entire input <text:span text:style-name="T74">command </text:span>string and <text:span text:style-name="T75">build a linked list of processes that need to be forked. While parsing the input command string, we create a pipe when we encounter the ‘|’ symbol. and we create a file when we encounter ‘&gt;’ symbol. We assign the file descriptors corresponding to the pipe/file to the appropriate process-&gt;stdin and process-&gt;stdout. </text:span></text:p>
      <text:p text:style-name="P34"/>
      <text:p text:style-name="P35">Then we traverse the linked list of processes and fork each process. <text:span text:style-name="T76">In case, the file descriptors of the process struct have different values than the default ones, then we use dup2 to replace them.</text:span></text:p>
      <text:p text:style-name="P34"/>
      <text:p text:style-name="P23">struct process</text:p>
      <text:p text:style-name="P23">{</text:p>
      <text:p text:style-name="P23"><text:s text:c="2"/>pid_t pid;</text:p>
      <text:p text:style-name="P23"><text:s text:c="2"/>char** argv;</text:p>
      <text:p text:style-name="P23"><text:s text:c="2"/>int argc;</text:p>
      <text:p text:style-name="P23"><text:s text:c="2"/>int stdin, stdout;</text:p>
      <text:p text:style-name="P24"><text:s text:c="2"/>struct process* next;</text:p>
      <text:p text:style-name="P23">}; <text:s/></text:p>
      <text:p text:style-name="P36"/>
      <text:p text:style-name="P7"/>
      <text:p text:style-name="P8">Define some helper functions: </text:p>
      <text:p text:style-name="P11"><text:span text:style-name="T42">create_pipe(int pipefd[2]):</text:span> creates an unnamed pipe and populates the file descriptors in pipefd.</text:p>
      <text:p text:style-name="P25"/>
      <text:p text:style-name="P12"><text:soft-page-break/><text:span text:style-name="T47">create_process(char *cmdString):</text:span><text:span text:style-name="T77"> creates an instance of struct process with default values for the stdin, stdout file descriptors. <text:s/>While parsing the input string, if a pipe symbol is encountered, then it creates pipe and assigns its end points to the stdin /stdout.</text:span></text:p>
      <text:p text:style-name="P11"/>
      <text:p text:style-name="P11"><text:span text:style-name="T42">run_process(</text:span><text:span text:style-name="T48">struct process*</text:span><text:span text:style-name="T42">)</text:span>: <text:span text:style-name="T78">forks a process and if the stdin/stdout are not equal to standard STDIN_FILENO/STDOUT_FILENO then it uses dup2 to replace them. </text:span></text:p>
      <text:p text:style-name="P7"/>
      <text:p text:style-name="Standard"/>
      <text:p text:style-name="P15"><text:span text:style-name="T38">2</text:span><text:span text:style-name="T27">E</text:span><text:span text:style-name="T8">: </text:span><text:span text:style-name="T3">add support </text:span><text:span text:style-name="T8">for signals </text:span><text:span text:style-name="T83">(optional, </text:span><text:span text:style-name="T84">at least read the contents of the assignment</text:span><text:span text:style-name="T83">)</text:span></text:p>
      <text:p text:style-name="P38"><text:span text:style-name="T29">S</text:span><text:span text:style-name="T30">ignals are software interrupts that are delivered to the process. </text:span><text:span text:style-name="T31">E.g., ctrl-c sends a SIGINT signal to the process, the default behavior of terminating the process can be changed by defining an appropriate signal handler. </text:span><text:span text:style-name="T32">Similarly, </text:span><text:span text:style-name="T33">ctrl-z sends SIGTSTP signal which pauses the current process. </text:span><text:span text:style-name="T34">More information about the types of signals / sample code is available at </text:span><text:a xlink:type="simple" xlink:href="http://man7.org/linux/man-pages/man7/signal.7.html" text:style-name="Internet_20_link" text:visited-style-name="Visited_20_Internet_20_Link"><text:span text:style-name="T37">http://man7.org/linux/man-pages/man7/signal.7.html</text:span></text:a></text:p>
      <text:p text:style-name="P38"><text:span text:style-name="T34">and </text:span><text:a xlink:type="simple" xlink:href="http://www.firmcodes.com/signals-in-linux/" text:style-name="Internet_20_link" text:visited-style-name="Visited_20_Internet_20_Link"><text:span text:style-name="T28">http://www.firmcodes.com/signals-in-linux/</text:span></text:a><text:span text:style-name="T34">.</text:span><text:span text:style-name="T33"> You can use </text:span><text:span text:style-name="T46">kill -&lt;signal_no&gt; PID</text:span><text:span text:style-name="T33"> to send the corresponding signal to the process</text:span><text:span text:style-name="T35">.</text:span></text:p>
      <text:p text:style-name="P13"/>
      <text:p text:style-name="P37"><text:span text:style-name="T33">In our current implementation of the shell, </text:span><text:span text:style-name="T36">the signals are </text:span><text:span text:style-name="T33">sen</text:span><text:span text:style-name="T36">t</text:span><text:span text:style-name="T33"> to the shell rather than to the process running in the shell. </text:span><text:span text:style-name="T79">We want to change this default behavior in this assignment. </text:span></text:p>
      <text:p text:style-name="P37"/>
      <text:p text:style-name="P16">Process I<text:span text:style-name="T80">D</text:span>, <text:span text:style-name="T80">Process group ID</text:span> <text:span text:style-name="T80">and Foreground process group ID</text:span>:</text:p>
      <text:p text:style-name="P37">Every process has a process ID (pid). It also has a process group ID (pgid), which by default, is the same as the pgid of its parent. Processes can get/set their process group ID with <text:span text:style-name="T42">getpgid, setpgid, getpgrp, or setpgrp</text:span>. </text:p>
      <text:p text:style-name="P37"/>
      <text:p text:style-name="P37">Every terminal has a foreground process group ID. When you press the key combination corresponding to a signal, the terminal sends <text:span text:style-name="T81">the signal</text:span> to every process inside the foreground process group. The foreground process group ID of a terminal <text:span text:style-name="T80">can be specified </text:span>with <text:span text:style-name="T42">tcsetpgrp(int fd, pid_t pgrp)</text:span>. The fd should be 0 for “standard input”, which is connected to your terminal. </text:p>
      <text:p text:style-name="P37"/>
      <text:p text:style-name="P37">For this assignment, the shell should ignore most of the signals, whereas the child processes it runs should do the default action. <text:s/></text:p>
      <text:p text:style-name="P37"/>
      <text:p text:style-name="P37">Relevant methods for signal are as follows:</text:p>
      <text:p text:style-name="P37"><text:span text:style-name="T42">signal(SIGINT, SIG_IGN):</text:span> ignores the signal</text:p>
      <text:p text:style-name="P37"><text:span text:style-name="T42">signal(SIGINT, SIG_DFL):</text:span> default behavior of the signal </text:p>
      <text:p text:style-name="P37"/>
      <text:p text:style-name="P37">Please note that the forked processes inherit the signal handlers of the parent process. As we have changed the default behavior of the signals for the shell (parent process), we need to change the signal handlers of the child processes explicitly to default behavior.</text:p>
      <text:p text:style-name="P37"/>
      <text:p text:style-name="P37">You should ensure that each program starts is in its own process group (group id can be same as the process id): use <text:span text:style-name="T42">setpgid(p-&gt;pid, p-&gt;pid)</text:span> to achieve the above.</text:p>
      <text:p text:style-name="P37"/>
      <text:p text:style-name="P37">Next, you need to ensure that its process group is placed in the foreground.</text:p>
      <text:p text:style-name="P37">use <text:span text:style-name="T42">tcsetpgrp(STDINfd, child's-pgrp)</text:span>.</text:p>
      <text:p text:style-name="P37"/>
      <text:p text:style-name="P37"><text:soft-page-break/>With the above steps, the child process is placed in the foreground. Thereby, the signals you send will be received only by the child process. </text:p>
      <text:p text:style-name="P37"/>
      <text:p text:style-name="P1"><text:span text:style-name="T49">Acknowledgments</text:span>:</text:p>
      <text:p text:style-name="P6"><text:span text:style-name="T53">Skeleton code snippets from CS162 by </text:span><text:span text:style-name="T51">Prof. Kubiatowicz, Copyright 2020 UCB </text:span><text:span text:style-name="T52">have been provided to you in this assignmen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2" svg:font-family="FreeSans" style:font-family-generic="swiss"/>
    <style:font-face style:name="Courier" svg:font-family="Courier"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54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37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3" style:display-name="Outline 3" style:family="paragraph" style:parent-style-name="Outline_20_2" style:default-outline-level="">
      <style:paragraph-properties fo:margin-top="0.3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4" style:display-name="Outline 4" style:family="paragraph" style:parent-style-name="Outline_20_3" style:default-outline-level="">
      <style:paragraph-properties fo:margin-top="0.21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5" style:display-name="Outline 5" style:family="paragraph" style:parent-style-name="Outline_20_4"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6" style:display-name="Outline 6" style:family="paragraph" style:parent-style-name="Outline_20_5"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7" style:display-name="Outline 7" style:family="paragraph" style:parent-style-name="Outline_20_6"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8" style:display-name="Outline 8" style:family="paragraph" style:parent-style-name="Outline_20_7"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utline_20_9" style:display-name="Outline 9" style:family="paragraph" style:parent-style-name="Outline_20_8"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efault_5f_2" style:display-name="Default_2"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efault_5f_3" style:display-name="Default_3"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top="0.55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3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22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Text_2c__20_and_20_Content_7e_LT_7e_Gliederung_20_1" style:display-name="Title, Text, and Content~LT~Gliederung 1" style:family="paragraph" style:default-outline-level="">
      <style:paragraph-properties fo:margin-top="0.55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Title_2c__20_Text_2c__20_and_20_Content_7e_LT_7e_Gliederung_20_2" style:display-name="Title, Text, and Content~LT~Gliederung 2" style:family="paragraph" style:parent-style-name="Title_2c__20_Text_2c__20_and_20_Content_7e_LT_7e_Gliederung_20_1" style:default-outline-level="">
      <style:paragraph-properties fo:margin-top="0.43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3" style:display-name="Title, Text, and Content~LT~Gliederung 3" style:family="paragraph" style:parent-style-name="Title_2c__20_Text_2c__20_and_20_Content_7e_LT_7e_Gliederung_20_2" style:default-outline-level="">
      <style:paragraph-properties fo:margin-top="0.3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4" style:display-name="Title, Text, and Content~LT~Gliederung 4" style:family="paragraph" style:parent-style-name="Title_2c__20_Text_2c__20_and_20_Content_7e_LT_7e_Gliederung_20_3" style:default-outline-level="">
      <style:paragraph-properties fo:margin-top="0.22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5" style:display-name="Title, Text, and Content~LT~Gliederung 5" style:family="paragraph" style:parent-style-name="Title_2c__20_Text_2c__20_and_20_Content_7e_LT_7e_Gliederung_20_4"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6" style:display-name="Title, Text, and Content~LT~Gliederung 6" style:family="paragraph" style:parent-style-name="Title_2c__20_Text_2c__20_and_20_Content_7e_LT_7e_Gliederung_20_5"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7" style:display-name="Title, Text, and Content~LT~Gliederung 7" style:family="paragraph" style:parent-style-name="Title_2c__20_Text_2c__20_and_20_Content_7e_LT_7e_Gliederung_20_6"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8" style:display-name="Title, Text, and Content~LT~Gliederung 8" style:family="paragraph" style:parent-style-name="Title_2c__20_Text_2c__20_and_20_Content_7e_LT_7e_Gliederung_20_7"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Gliederung_20_9" style:display-name="Title, Text, and Content~LT~Gliederung 9" style:family="paragraph" style:parent-style-name="Title_2c__20_Text_2c__20_and_20_Content_7e_LT_7e_Gliederung_20_8"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c__20_Text_2c__20_and_20_Content_7e_LT_7e_Titel" style:display-name="Title, Text,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Title_2c__20_Text_2c__20_and_20_Content_7e_LT_7e_Untertitel" style:display-name="Title, Text,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Text_2c__20_and_20_Content_7e_LT_7e_Notizen" style:display-name="Title, Text,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Title_2c__20_Text_2c__20_and_20_Content_7e_LT_7e_Hintergrundobjekte" style:display-name="Title, Text,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Text_2c__20_and_20_Content_7e_LT_7e_Hintergrund" style:display-name="Title, Text,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top="0.54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top="0.437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top="0.3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top="0.21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top="0.10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7e_LT_7e_Titel" style:display-name="Title and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5f__7e_LT_7e_Hintergrund" style:display-name="Title and Content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5f__5f__7e_LT_7e_Gliederung_20_1" style:display-name="Title and Content__~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Title_20_and_20_Content_5f__5f__7e_LT_7e_Gliederung_20_2" style:display-name="Title and Content__~LT~Gliederung 2" style:family="paragraph" style:parent-style-name="Title_20_and_20_Content_5f__5f_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3" style:display-name="Title and Content__~LT~Gliederung 3" style:family="paragraph" style:parent-style-name="Title_20_and_20_Content_5f__5f_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4" style:display-name="Title and Content__~LT~Gliederung 4" style:family="paragraph" style:parent-style-name="Title_20_and_20_Content_5f__5f_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5" style:display-name="Title and Content__~LT~Gliederung 5" style:family="paragraph" style:parent-style-name="Title_20_and_20_Content_5f__5f_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6" style:display-name="Title and Content__~LT~Gliederung 6" style:family="paragraph" style:parent-style-name="Title_20_and_20_Content_5f__5f_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7" style:display-name="Title and Content__~LT~Gliederung 7" style:family="paragraph" style:parent-style-name="Title_20_and_20_Content_5f__5f_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8" style:display-name="Title and Content__~LT~Gliederung 8" style:family="paragraph" style:parent-style-name="Title_20_and_20_Content_5f__5f_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Gliederung_20_9" style:display-name="Title and Content__~LT~Gliederung 9" style:family="paragraph" style:parent-style-name="Title_20_and_20_Content_5f__5f_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and_20_Content_5f__5f__7e_LT_7e_Titel" style:display-name="Title and Content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5f__5f__7e_LT_7e_Untertitel" style:display-name="Title and Content__~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5f__5f__7e_LT_7e_Notizen" style:display-name="Title and Content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5f__5f__7e_LT_7e_Hintergrundobjekte" style:display-name="Title and Content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5f__5f__7e_LT_7e_Hintergrund" style:display-name="Title and Content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Gliederung_20_1" style:display-name="Blank~LT~Gliederung 1" style:family="paragraph" style:default-outline-level="">
      <style:paragraph-properties fo:margin-top="0.55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3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3" style:display-name="Blank~LT~Gliederung 3" style:family="paragraph" style:parent-style-name="Blank_7e_LT_7e_Gliederung_20_2" style:default-outline-level="">
      <style:paragraph-properties fo:margin-top="0.33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4" style:display-name="Blank~LT~Gliederung 4" style:family="paragraph" style:parent-style-name="Blank_7e_LT_7e_Gliederung_20_3" style:default-outline-level="">
      <style:paragraph-properties fo:margin-top="0.22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5" style:display-name="Blank~LT~Gliederung 5" style:family="paragraph" style:parent-style-name="Blank_7e_LT_7e_Gliederung_20_4"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6" style:display-name="Blank~LT~Gliederung 6" style:family="paragraph" style:parent-style-name="Blank_7e_LT_7e_Gliederung_20_5"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7" style:display-name="Blank~LT~Gliederung 7" style:family="paragraph" style:parent-style-name="Blank_7e_LT_7e_Gliederung_20_6"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8" style:display-name="Blank~LT~Gliederung 8" style:family="paragraph" style:parent-style-name="Blank_7e_LT_7e_Gliederung_20_7"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Gliederung_20_9" style:display-name="Blank~LT~Gliederung 9" style:family="paragraph" style:parent-style-name="Blank_7e_LT_7e_Gliederung_20_8"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Blank_7e_LT_7e_Titel" style:display-name="Blank~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55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3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3" style:display-name="Title Only~LT~Gliederung 3" style:family="paragraph" style:parent-style-name="Title_20_Only_7e_LT_7e_Gliederung_20_2" style:default-outline-level="">
      <style:paragraph-properties fo:margin-top="0.33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4" style:display-name="Title Only~LT~Gliederung 4" style:family="paragraph" style:parent-style-name="Title_20_Only_7e_LT_7e_Gliederung_20_3" style:default-outline-level="">
      <style:paragraph-properties fo:margin-top="0.22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5" style:display-name="Title Only~LT~Gliederung 5" style:family="paragraph" style:parent-style-name="Title_20_Only_7e_LT_7e_Gliederung_20_4"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6" style:display-name="Title Only~LT~Gliederung 6" style:family="paragraph" style:parent-style-name="Title_20_Only_7e_LT_7e_Gliederung_20_5"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7" style:display-name="Title Only~LT~Gliederung 7" style:family="paragraph" style:parent-style-name="Title_20_Only_7e_LT_7e_Gliederung_20_6"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8" style:display-name="Title Only~LT~Gliederung 8" style:family="paragraph" style:parent-style-name="Title_20_Only_7e_LT_7e_Gliederung_20_7"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Gliederung_20_9" style:display-name="Title Only~LT~Gliederung 9" style:family="paragraph" style:parent-style-name="Title_20_Only_7e_LT_7e_Gliederung_20_8"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7e_LT_7e_Titel" style:display-name="Title 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5f__7e_LT_7e_Gliederung_20_1" style:display-name="Title Only_~LT~Gliederung 1" style:family="paragraph" style:default-outline-level="">
      <style:paragraph-properties fo:margin-top="0.55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_20_Only_5f__7e_LT_7e_Gliederung_20_2" style:display-name="Title Only_~LT~Gliederung 2" style:family="paragraph" style:parent-style-name="Title_20_Only_5f__7e_LT_7e_Gliederung_20_1" style:default-outline-level="">
      <style:paragraph-properties fo:margin-top="0.43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3" style:display-name="Title Only_~LT~Gliederung 3" style:family="paragraph" style:parent-style-name="Title_20_Only_5f__7e_LT_7e_Gliederung_20_2" style:default-outline-level="">
      <style:paragraph-properties fo:margin-top="0.33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4" style:display-name="Title Only_~LT~Gliederung 4" style:family="paragraph" style:parent-style-name="Title_20_Only_5f__7e_LT_7e_Gliederung_20_3" style:default-outline-level="">
      <style:paragraph-properties fo:margin-top="0.22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5" style:display-name="Title Only_~LT~Gliederung 5" style:family="paragraph" style:parent-style-name="Title_20_Only_5f__7e_LT_7e_Gliederung_20_4"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6" style:display-name="Title Only_~LT~Gliederung 6" style:family="paragraph" style:parent-style-name="Title_20_Only_5f__7e_LT_7e_Gliederung_20_5"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7" style:display-name="Title Only_~LT~Gliederung 7" style:family="paragraph" style:parent-style-name="Title_20_Only_5f__7e_LT_7e_Gliederung_20_6"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8" style:display-name="Title Only_~LT~Gliederung 8" style:family="paragraph" style:parent-style-name="Title_20_Only_5f__7e_LT_7e_Gliederung_20_7"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Gliederung_20_9" style:display-name="Title Only_~LT~Gliederung 9" style:family="paragraph" style:parent-style-name="Title_20_Only_5f__7e_LT_7e_Gliederung_20_8" style:default-outline-level="">
      <style:paragraph-properties fo:margin-top="0.109cm" fo:margin-bottom="0cm" loext:contextual-spacing="false" fo:line-height="90%"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bold" style:letter-kerning="true" style:font-size-asian="20pt" style:font-style-asian="normal" style:font-weight-asian="bold" style:text-emphasize="none"/>
    </style:style>
    <style:style style:name="Title_20_Only_5f__7e_LT_7e_Titel" style:display-name="Title Only_~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5f__7e_LT_7e_Untertitel" style:display-name="Title Only_~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5f__7e_LT_7e_Notizen" style:display-name="Title Only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5f__7e_LT_7e_Hintergrundobjekte" style:display-name="Title Only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5f__7e_LT_7e_Hintergrund" style:display-name="Title Only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7e_LT_7e_Gliederung_20_1" style:display-name="OBJECT~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5f__7e_LT_7e_Gliederung_20_1" style:display-name="OBJECT_~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5f__7e_LT_7e_Gliederung_20_2" style:display-name="OBJECT_~LT~Gliederung 2" style:family="paragraph" style:parent-style-name="OBJECT_5f_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5f__7e_LT_7e_Gliederung_20_3" style:display-name="OBJECT_~LT~Gliederung 3" style:family="paragraph" style:parent-style-name="OBJECT_5f_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5f__7e_LT_7e_Gliederung_20_4" style:display-name="OBJECT_~LT~Gliederung 4" style:family="paragraph" style:parent-style-name="OBJECT_5f_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5f__7e_LT_7e_Gliederung_20_5" style:display-name="OBJECT_~LT~Gliederung 5" style:family="paragraph" style:parent-style-name="OBJECT_5f_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5f__7e_LT_7e_Gliederung_20_6" style:display-name="OBJECT_~LT~Gliederung 6" style:family="paragraph" style:parent-style-name="OBJECT_5f_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5f__7e_LT_7e_Gliederung_20_7" style:display-name="OBJECT_~LT~Gliederung 7" style:family="paragraph" style:parent-style-name="OBJECT_5f_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5f__7e_LT_7e_Gliederung_20_8" style:display-name="OBJECT_~LT~Gliederung 8" style:family="paragraph" style:parent-style-name="OBJECT_5f_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5f__7e_LT_7e_Gliederung_20_9" style:display-name="OBJECT_~LT~Gliederung 9" style:family="paragraph" style:parent-style-name="OBJECT_5f_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5f__7e_LT_7e_Titel" style:display-name="OBJECT_~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5f__7e_LT_7e_Untertitel" style:display-name="OBJECT_~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5f__7e_LT_7e_Notizen" style:display-name="OBJEC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5f__7e_LT_7e_Hintergrundobjekte" style:display-name="OBJECT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5f__7e_LT_7e_Hintergrund" style:display-name="OBJECT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9-08-22T15:23:26.410238219</meta:creation-date>
    <dc:date>2020-09-29T16:52:47.103535076</dc:date>
    <meta:editing-duration>PT46M</meta:editing-duration>
    <meta:editing-cycles>21</meta:editing-cycles>
    <meta:generator>LibreOffice/6.3.4.2$Linux_X86_64 LibreOffice_project/60da17e045e08f1793c57c00ba83cdfce946d0aa</meta:generator>
    <meta:document-statistic meta:table-count="0" meta:image-count="0" meta:object-count="0" meta:page-count="4" meta:paragraph-count="66" meta:word-count="1118" meta:character-count="7000" meta:non-whitespace-character-count="5873"/>
  </office:meta>
</office:document-meta>
</file>